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3.411cm" style:rel-column-width="13477*"/>
    </style:style>
    <style:style style:name="Table4.B" style:family="table-column">
      <style:table-column-properties style:column-width="4.052cm" style:rel-column-width="16007*"/>
    </style:style>
    <style:style style:name="Table4.C" style:family="table-column">
      <style:table-column-properties style:column-width="5.791cm" style:rel-column-width="22878*"/>
    </style:style>
    <style:style style:name="Table4.D" style:family="table-column">
      <style:table-column-properties style:column-width="3.334cm" style:rel-column-width="13173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5.369cm" style:rel-column-width="21213*"/>
    </style:style>
    <style:style style:name="Table1.B" style:family="table-column">
      <style:table-column-properties style:column-width="5.027cm" style:rel-column-width="19861*"/>
    </style:style>
    <style:style style:name="Table1.C" style:family="table-column">
      <style:table-column-properties style:column-width="6.191cm" style:rel-column-width="24461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2" style:family="table-row">
      <style:table-row-properties style:min-row-height="0.843cm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7" style:family="paragraph" style:parent-style-name="Text_20_body_20_indent_20_2">
      <style:text-properties fo:language="en" fo:country="none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fo:color="#000080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XulElement</text:h>
      <text:p text:style-name="P7">The fundamental class for XUL elements.</text:p>
      <text:h text:style-name="P6" text:outline-level="4">Class Name</text:h>
      <text:p text:style-name="P9"><text:span text:style-name="Source_20_Text"><text:span text:style-name="T2">org.zkoss.zul.impl.XulElement</text:span></text:span></text:p>
      <text:h text:style-name="P8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">Property</text:p>
            </table:table-cell>
            <table:table-cell table:style-name="Table4.A1" office:value-type="string">
              <text:p text:style-name="P5">Description</text:p>
            </table:table-cell>
            <table:table-cell table:style-name="Table4.A1" office:value-type="string">
              <text:p text:style-name="P5">Data Type</text:p>
            </table:table-cell>
            <table:table-cell table:style-name="Table4.D1" office:value-type="string">
              <text:p text:style-name="P5">Default Value</text:p>
            </table:table-cell>
          </table:table-row>
        </table:table-header-rows>
        <table:table-row>
          <table:table-cell table:style-name="Table4.A2" office:value-type="string">
            <text:p text:style-name="P3"><text:span text:style-name="Source_20_Text"><text:span text:style-name="T1">action</text:span></text:span></text:p>
          </table:table-cell>
          <table:table-cell table:style-name="Table4.A2" office:value-type="string">
            <text:p text:style-name="P2">Sets the label</text:p>
          </table:table-cell>
          <table:table-cell table:style-name="Table4.A2" office:value-type="string">
            <text:p text:style-name="P1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  <table:table-row>
          <table:table-cell table:style-name="Table4.A2" office:value-type="string">
            <text:p text:style-name="P3"><text:span text:style-name="Source_20_Text"><text:span text:style-name="T1">context</text:span></text:span></text:p>
          </table:table-cell>
          <table:table-cell table:style-name="Table4.A2" office:value-type="string">
            <text:p text:style-name="P2">Sets the ID of <text:a xlink:type="simple" xlink:href="../Popup.xml"><text:span text:style-name="Source_20_Text">Popup</text:span></text:a> that should appear when the user right-clicks on the element (aka., context menu).</text:p>
          </table:table-cell>
          <table:table-cell table:style-name="Table4.A2" office:value-type="string">
            <text:p text:style-name="P3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  <table:table-row>
          <table:table-cell table:style-name="Table4.A2" office:value-type="string">
            <text:p text:style-name="P3"><text:span text:style-name="Source_20_Text"><text:span text:style-name="T1">popup</text:span></text:span></text:p>
          </table:table-cell>
          <table:table-cell table:style-name="Table4.A2" office:value-type="string">
            <text:p text:style-name="P2">Sets the ID of <text:a xlink:type="simple" xlink:href="../Popup.xml"><text:span text:style-name="Source_20_Text">Popup</text:span></text:a> that should appear when the user clicks on the element. </text:p>
          </table:table-cell>
          <table:table-cell table:style-name="Table4.A2" office:value-type="string">
            <text:p text:style-name="P1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  <table:table-row>
          <table:table-cell table:style-name="Table4.A2" office:value-type="string">
            <text:p text:style-name="P3"><text:span text:style-name="Source_20_Text"><text:span text:style-name="T1">tooltip</text:span></text:span></text:p>
          </table:table-cell>
          <table:table-cell table:style-name="Table4.A2" office:value-type="string">
            <text:p text:style-name="P2">Sets the ID of <text:a xlink:type="simple" xlink:href="../Popup.xml"><text:span text:style-name="Source_20_Text">Popup</text:span></text:a> that should be used as a tooltip window when the mouse hovers over the element for a moment.</text:p>
          </table:table-cell>
          <table:table-cell table:style-name="Table4.A2" office:value-type="string">
            <text:p text:style-name="P3"><text:span text:style-name="Source_20_Text"><text:span text:style-name="T1">String</text:span>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</table:table>
      <text:h text:style-name="P8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Name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C1" office:value-type="string">
              <text:p text:style-name="P5">Return Data Type</text:p>
            </table:table-cell>
          </table:table-row>
        </table:table-header-rows>
        <table:table-row>
          <table:table-cell table:style-name="Table1.A2" office:value-type="string">
            <text:p text:style-name="P3"><text:span text:style-name="Source_20_Text"><text:span text:style-name="T1">getInnerAttrs()</text:span></text:span></text:p>
            <text:p text:style-name="P3"><text:span text:style-name="Source_20_Text"><text:span text:style-name="T1"/></text:span></text:p>
          </table:table-cell>
          <table:table-cell table:style-name="Table1.A2" office:value-type="string">
            <text:p text:style-name="P2">Generates the Client-Side-Action attributes to the interior tag. </text:p>
            <text:p text:style-name="P2"><text:span text:style-name="T4">Reason: </text:span><text:span text:style-name="Source_20_Text">onfocus</text:span> is the main use.</text:p>
          </table:table-cell>
          <table:table-cell table:style-name="Table1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3"><text:span text:style-name="Source_20_Text"><text:span text:style-name="T1">getOuterAttrs()</text:span></text:span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<text:span text:style-name="Source_20_Text"><text:span text:style-name="T1">String</text:span></text:span></text:p>
          </table:table-cell>
        </table:table-row>
      </table:table>
      <text:h text:style-name="P8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4"><text:a xlink:type="simple" xlink:href="../../../../home/robbiecheng/prj/zk1/zkdoc/devref/ch4/HtmlBasedComponent.xml">org.zkoss.zk.ui.HtmlBasedComponent</text:a><text:span text:style-name="T3"> </text:span></text:p>
          </table:table-cell>
        </table:table-row>
        <table:table-row table:style-name="Table8.2">
          <table:table-cell table:style-name="Table8.A2" office:value-type="string">
            <text:p text:style-name="P4"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10-08T09:45:44</dc:date>
    <dc:language>en-US</dc:language>
    <meta:editing-cycles>41</meta:editing-cycles>
    <meta:editing-duration>PT2H55M2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9" meta:word-count="121" meta:character-count="786"/>
  </office:meta>
</office:document-meta>
</file>